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6) rotate (-1.97309471937959) translate (5.3342888355282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4) rotate (-1.18577669380495) translate (5.592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8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1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3cm 5.864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03623985261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2673266321704cm 1.347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6.3248736382088cm 1.53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53747251996359cm 2.308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5:09.233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